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900000171E2258FAD37F0FA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a757" officeooo:paragraph-rsid="0008a757"/>
    </style:style>
    <style:style style:name="P2" style:family="paragraph" style:parent-style-name="Standard">
      <style:text-properties officeooo:rsid="000a5ca2" officeooo:paragraph-rsid="000a5ca2"/>
    </style:style>
    <style:style style:name="T1" style:family="text">
      <style:text-properties officeooo:rsid="000a5c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ckSort:</text:p>
      <text:p text:style-name="P1">Sorting algorithm.<text:span text:style-name="T1"> </text:span></text:p>
      <text:p text:style-name="P1"/>
      <text:p text:style-name="P1"/>
      <text:p text:style-name="P1"/>
      <text:p text:style-name="P1"/>
      <text:p text:style-name="P2"><draw:frame draw:style-name="fr1" draw:name="Image1" text:anchor-type="char" svg:x="0.0146in" svg:y="0in" svg:width="4.25in" svg:height="2.6807in" draw:z-index="0"><draw:image xlink:href="Pictures/100000000000024900000171E2258FAD37F0FA11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8T14:16:20.791000000</meta:creation-date>
    <dc:date>2022-06-28T16:46:36.895000000</dc:date>
    <meta:editing-duration>PT2H20M5S</meta:editing-duration>
    <meta:editing-cycles>2</meta:editing-cycles>
    <meta:generator>LibreOffice/6.4.6.2$Windows_X86_64 LibreOffice_project/0ce51a4fd21bff07a5c061082cc82c5ed232f115</meta:generator>
    <meta:document-statistic meta:table-count="0" meta:image-count="1" meta:object-count="0" meta:page-count="1" meta:paragraph-count="3" meta:word-count="3" meta:character-count="30" meta:non-whitespace-character-count="27"/>
  </office:meta>
</office:document-meta>
</file>